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New York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PHIA, PA./</text:p>
      <text:p text:style-name="P6"/>
      <text:p text:style-name="P5">[Page 1]</text:p>
      <text:p text:style-name="P6">For a funeral/</text:p>
      <text:p text:style-name="P5">The sad event, which I now sincerely lament, had/ been anticipated for quite a lengthy period of time, but the/ grief is not less keen by reason of that unfortunate/ circumstance. <text:s/>About Eleven[sic!] months ago, my/ deceased brother in faith, who had ever felt interested in/ the welfare of the Jewish Theological Seminary, which/ I planted in New York, accompanied me to that city/ to attend a biennial convention. <text:s/>I noticed then what a terrible/ strain it was for him to mount up high stairs, and I/ pitied him with all my heart. <text:s/>Since then,/ I occasionally saw him, and buoyed myself up with/ the hope that his health had not, at all events, grown/ worse. <text:s/>A cause of pain to my own self/ was, when on the 19th of last September, severe illness/ enforced my absence from the Synagogue at a time,/ in which my friend was radiant with religious joy./ <text:s/>His son had become <text:span text:style-name="T2">Bar Mitzvah</text:span><text:span text:style-name="T3">, and I had promised/ myself to address the youth upon that suggestive/ occasion. <text:s/>I did delegate my son to read/</text:span></text:p>
      <text:p text:style-name="P5"><text:span text:style-name="T3"/></text:p>
      <text:p text:style-name="P5"><text:span text:style-name="T3">[Page 2]</text:span></text:p>
      <text:p text:style-name="P5"><text:span text:style-name="T3">some words of counsel and congratulation which I had in-/-tended to deliver, but personally I was denied that satisfac-/-tion of witnessing the pleasurable occurrence. <text:s/>It was last/ Sabbath that a mutual </text:span><text:soft-page-break/><text:span text:style-name="T3">friend informed me of the des-/-perate condition of M A. <text:s/>I called/ shortly after, but only to perceive that the sand of/ life had fast run down. <text:s/>The loving parent had prayed/ to be spared until his boy reached his religious/ initiation and God harkened to his supplication./ <text:s/></text:span></text:p>
      <text:p text:style-name="P5"><text:span text:style-name="T3"><text:tab/>"He ought to have lived longer" we finite beings,/ whose vision reaches no further than a span, exclaim./ <text:s/>But who will dare say to the Judge of the Universe, "What/ doest Thou?" <text:s/>I shall not then offer a wicked advice;/ I will not tell a widow and her offspring, I will not tell/ whoever bemoans the loss sustained "join in loud lament-/-ations," murmur against the Lord, by reason of His/ decree." <text:s/>No, I will rather recall the qualities of/ the deceased, and let them be a measure of comfort./ <text:s/>For, I believe that a religious disposition was/ his, and gladly would he have comformed[sic!] with all/ the ordinances of our creed, had not dire necessity stood/ in the way of their complete performance./</text:span></text:p>
      <text:p text:style-name="P5"><text:span text:style-name="T3"/></text:p>
      <text:p text:style-name="P5"><text:span text:style-name="T3">[Page 3]</text:span></text:p>
      <text:p text:style-name="P5"><text:span text:style-name="T3">The little of which he could dispose, he cheerfully gave/ for the maintenance of Israel's faith and for the per-/-manence of institutions likely to promote that bliss-/ful end. <text:s/>To foster principles of goodness among/ his dearest and nearest, was, I think, his constant/ aim. <text:s/>To supply all their wants, despite the trials of/ bodily and mental sufferings which he was made to/ endure, was, I believe, his incessant effort. <text:s/>Those/ virtues must be a crown of glory, prepared for his/ soul in the regions of tranquility, where sickness/ never enters, and spiritual health flows peren-/-nially./</text:span></text:p>
      <text:p text:style-name="P5"><text:span text:style-name="T3">I have but one word more to address to the bereaved/ wife and fatherless children. <text:s/>I beg of you/ Mrs M A to cultivate well and/ with singleness of purpose these goodly plants, en-/-trusted to your care. <text:s/>Let them grow, as the Psalm-/-ist expressed it "in the </text:span><text:span text:style-name="T4">Courts of our God,</text:span><text:span text:style-name="T5"> House of the Lord ever flourish-/-in in the courts of our God" <text:s/>Let your mind be centred on the thought/ of honoring the memory of your husband, by </text:span><text:span text:style-name="T4">[?]</text:span><text:span text:style-name="T5"> leading/ his progeny in the path of righteousness./</text:span></text:p>
      <text:p text:style-name="P5"><text:span text:style-name="T5">And you dear boy and girl, who are of an age which/</text:span></text:p>
      <text:p text:style-name="P5"><text:span text:style-name="T5"/></text:p>
      <text:p text:style-name="P5"><text:span text:style-name="T5">[Page 4]</text:span></text:p>
      <text:p text:style-name="P5"><text:span text:style-name="T5">enables you to understand your obligations, cling/ to your mother, and let your undivided af-/fection, assuage the sorrow with which she/ has now been stricken. <text:s/>Endeavour to heighten/ the heavenly happiness of him that has begotten/ you, by your remaining true to your mother, true/ to your creed, true to your people./</text:span></text:p>
      <text:p text:style-name="P5"><text:span text:style-name="T5">O Parent of mercy! pour forth a stream of con-/-solation upon a bereaved family in Israel. <text:s/>May/ they bow resignedly to Thy ordination. <text:s/>Command/ Thy angels to usher in and exalt the soul of Thy/ servant M. A. into the realm of eter-/-nity; of unalloyed beatitude. <text:s/>May in him be fulfilled/ the words of Isaiah. <text:s/>"I will lead him on, and bestow/ comforts upon him, and upon those who mourn for him."/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3:25:16.59</meta:creation-date>
    <dc:date>2012-10-11T13:53:30.06</dc:date>
    <dc:creator>Penn Libraries</dc:creator>
    <meta:editing-duration>PT00H05M2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883" meta:character-count="5406"/>
  </office:meta>
</office:document-meta>
</file>